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Results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setCriteria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getStored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archTool.getItem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oredResults.StoredResults( Object crit ,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archTool.setStoredResults( StoredResults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earchTool.setup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archTool.setStoredItems( List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setLog( Log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archTool.setCriteria( Object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getStored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dResults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archToo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archTool.getCriteria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